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3caff" draw:fill="solid" draw:fill-color="#cc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10 Pitch'" style:font-pitch="fixed" fo:font-size="44pt" style:font-size-asian="44pt" style:font-size-complex="44pt"/>
    </style:style>
    <style:style style:name="T1" style:family="text">
      <style:text-properties fo:font-family="'Courier 10 Pitch'" style:font-pitch="fixed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2cm" svg:height="2.7cm" svg:x="1.4cm" svg:y="1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4.2cm">
          <text:p text:style-name="P1"><text:span text:style-name="T1">sample :perc_cli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0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3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6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9.2cm">
          <text:p text:style-name="P1"><text:span text:style-name="T1">sample :perc_cli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7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22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2cm" svg:height="2.7cm" svg:x="1.4cm" svg:y="1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4.2cm">
          <text:p text:style-name="P1"><text:span text:style-name="T1">sample :perc_cli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0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3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6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9.2cm">
          <text:p text:style-name="P1"><text:span text:style-name="T1">sample :perc_cli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7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22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2cm" svg:height="2.7cm" svg:x="1.4cm" svg:y="1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4.2cm">
          <text:p text:style-name="P1"><text:span text:style-name="T1">sample :perc_cli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0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3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6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9.2cm">
          <text:p text:style-name="P1"><text:span text:style-name="T1">sample :perc_cli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7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22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2cm" svg:height="2.7cm" svg:x="1.4cm" svg:y="1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4.2cm">
          <text:p text:style-name="P1"><text:span text:style-name="T1">sample :perc_sna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0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3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6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9.2cm">
          <text:p text:style-name="P1"><text:span text:style-name="T1">sample :perc_sna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7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22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layout" svg:width="18.2cm" svg:height="2.7cm" svg:x="1.4cm" svg:y="1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4.2cm">
          <text:p text:style-name="P1"><text:span text:style-name="T1">sample :perc_cli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0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3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6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9.2cm">
          <text:p text:style-name="P1"><text:span text:style-name="T1">sample :perc_cli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7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22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2cm" svg:height="2.7cm" svg:x="1.4cm" svg:y="1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4.2cm">
          <text:p text:style-name="P1"><text:span text:style-name="T1">sample :perc_cli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0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3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6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9.2cm">
          <text:p text:style-name="P1"><text:span text:style-name="T1">sample :perc_cli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7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22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2cm" svg:height="2.7cm" svg:x="1.4cm" svg:y="1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4.2cm">
          <text:p text:style-name="P1"><text:span text:style-name="T1">sample :perc_cli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0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3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6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9.2cm">
          <text:p text:style-name="P1"><text:span text:style-name="T1">sample :perc_cli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7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22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2cm" svg:height="2.7cm" svg:x="1.4cm" svg:y="1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4.2cm">
          <text:p text:style-name="P1"><text:span text:style-name="T1">sample :perc_sna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0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3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6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19.2cm">
          <text:p text:style-name="P1"><text:span text:style-name="T1">sample :perc_sna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7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1cm" svg:height="2.7cm" svg:x="1.4cm" svg:y="22.2cm">
          <text:p text:style-name="P1"><text:span text:style-name="T1">sample :bd_boo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ils </meta:initial-creator>
    <meta:creation-date>2015-12-08T18:25:50.387095090</meta:creation-date>
    <dc:date>2016-01-07T13:51:21.94</dc:date>
    <meta:editing-duration>PT3H48M10S</meta:editing-duration>
    <meta:editing-cycles>6</meta:editing-cycles>
    <meta:generator>OpenOffice/4.1.2$Win32 OpenOffice.org_project/412m3$Build-9782</meta:generator>
    <meta:printed-by>mickfuzz </meta:printed-by>
    <meta:print-date>2015-12-08T21:29:07.099841038</meta:print-date>
    <meta:document-statistic meta:object-count="64"/>
  </office:meta>
</office:document-meta>
</file>